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500000241E13442707F623EC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864b" loext:opacity="100%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006d6f" loext:opacity="100%" fo:font-style="italic" style:font-style-asian="italic" style:font-style-complex="italic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82f7c" loext:opacity="100%"/>
    </style:style>
    <style:style style:name="T3" style:family="text">
      <style:text-properties fo:color="#182f7c" loext:opacity="100%" fo:font-weight="bold" style:font-weight-asian="bold" style:font-weight-complex="bold"/>
    </style:style>
    <style:style style:name="T4" style:family="text">
      <style:text-properties fo:color="#182f7c" loext:opacity="100%" fo:font-style="italic" style:font-style-asian="italic" style:font-style-complex="italic"/>
    </style:style>
    <style:style style:name="T5" style:family="text">
      <style:text-properties fo:color="#182f7c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864b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6d6f" loext:opacity="100%" fo:font-style="italic" style:font-style-asian="italic" style:font-style-complex="italic"/>
    </style:style>
    <style:style style:name="T12" style:family="text">
      <style:text-properties fo:color="#ce181e" loext:opacity="100%" fo:font-style="italic" style:font-style-asian="italic" style:font-style-complex="italic"/>
    </style:style>
    <style:style style:name="T13" style:family="text">
      <style:text-properties officeooo:rsid="00087ca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2cm" svg:y="-2cm" svg:width="0cm" style:rel-width="scale" svg:height="0cm" style:rel-height="scale" draw:z-index="0"><draw:image xlink:href="Pictures/10000000000003B500000241E13442707F623ECE.jpg" xlink:type="simple" xlink:show="embed" xlink:actuate="onLoad" draw:mime-type="image/jpeg"/></draw:frame><text:span text:style-name="Police_20_par_20_défaut"><text:span text:style-name="T1">Scripting Linux</text:span></text:span></text:p>
      <text:p text:style-name="Standard"/>
      <text:p text:style-name="Standard"/>
      <text:p text:style-name="Standard"><text:span text:style-name="Police_20_par_20_défaut"><text:span text:style-name="T3">Objectif </text:span></text:span><text:span text:style-name="Police_20_par_20_défaut"><text:span text:style-name="T2">: Construire des scripts Bash</text:span></text:span></text:p>
      <text:p text:style-name="Standard"><text:tab/><text:tab/></text:p>
      <text:p text:style-name="P1"><text:tab/></text:p>
      <text:p text:style-name="P2">Exercice 1 :</text:p>
      <text:p text:style-name="Standard"><text:tab/>nom fichier : <text:span text:style-name="Police_20_par_20_défaut"><text:span text:style-name="T6">01-afficher_texte</text:span></text:span></text:p>
      <text:p text:style-name="Standard"><text:tab/>objectif <text:s text:c="5"/> : afficher un texte basique</text:p>
      <text:p text:style-name="Standard"><text:span text:style-name="Police_20_par_20_défaut"><text:span text:style-name="T7"><text:tab/></text:span></text:span>affichage dans le terminal :</text:p>
      <text:p text:style-name="Standard"><text:tab/><text:tab/><text:tab/>Hello World !!!!!</text:p>
      <text:p text:style-name="Standard"/>
      <text:p text:style-name="Standard"/>
      <text:p text:style-name="Standard"><text:span text:style-name="Police_20_par_20_défaut"><text:span text:style-name="T8">Exercice 2 :</text:span></text:span></text:p>
      <text:p text:style-name="Standard"><text:tab/>nom fichier : <text:span text:style-name="Police_20_par_20_défaut"><text:span text:style-name="T6">02-arguments</text:span></text:span></text:p>
      <text:p text:style-name="Standard"><text:tab/>objectif  <text:s text:c="5"/>: être capable de manipuler les arguments d’un script</text:p>
      <text:p text:style-name="Standard"><text:tab/>affichage dans le terminal :</text:p>
      <text:p text:style-name="Standard"><text:tab/><text:tab/><text:tab/><text:span text:style-name="Police_20_par_20_défaut"><text:span text:style-name="T11">nbr arg : 3</text:span></text:span></text:p>
      <text:p text:style-name="P3"><text:tab/><text:tab/><text:tab/>arg 0 : 0<text:span text:style-name="T13">2</text:span>-arguments</text:p>
      <text:p text:style-name="P3"><text:tab/><text:tab/><text:tab/>arg 1 : un</text:p>
      <text:p text:style-name="P3"><text:tab/><text:tab/><text:tab/>arg 2 : deux</text:p>
      <text:p text:style-name="P3"><text:tab/><text:tab/><text:tab/>arg 3 : trois</text:p>
      <text:p text:style-name="P3"><text:tab/><text:tab/><text:tab/>ens arg : <text:s/>un deux trois</text:p>
      <text:p text:style-name="Standard"><text:tab/></text:p>
      <text:p text:style-name="Standard"><text:tab/>Tester le script en faisant bash 01-arguments un deux trois</text:p>
      <text:p text:style-name="Standard"/>
      <text:p text:style-name="P2">Exercice 3 :</text:p>
      <text:p text:style-name="Standard"><text:tab/>nom fichier : <text:span text:style-name="Police_20_par_20_défaut"><text:span text:style-name="T6">03-variables_in</text:span></text:span></text:p>
      <text:p text:style-name="Standard"><text:tab/>objectif  <text:s text:c="5"/>: <text:s/>récupérer la saisi de l’utilisateur et afficher son contenu</text:p>
      <text:p text:style-name="Standard"><text:tab/>affichage dans le terminal :</text:p>
      <text:p text:style-name="Standard"><text:tab/><text:tab/><text:tab/>la variable contient le mot : xxxxxx</text:p>
      <text:p text:style-name="Standard"/>
      <text:p text:style-name="Standard"/>
      <text:p text:style-name="P2">Exercice 4 :</text:p>
      <text:p text:style-name="Standard"><text:tab/>nom fichier : <text:span text:style-name="Police_20_par_20_défaut"><text:span text:style-name="T6">04-nb_arguments</text:span></text:span></text:p>
      <text:p text:style-name="Standard"><text:tab/>objectif  <text:s text:c="5"/>: gérer si l’entrée du script comprend deux arguments.</text:p>
      <text:p text:style-name="Standard"><text:tab/>affichage dans le terminal :</text:p>
      <text:p text:style-name="Standard"><text:tab/><text:tab/>si il y a deux arguments :</text:p>
      <text:p text:style-name="Standard"><text:tab/><text:tab/><text:tab/>nom_script : ok pour fonctionner</text:p>
      <text:p text:style-name="Standard"><text:tab/><text:tab/>si il n’y a pas deux arguments :</text:p>
      <text:p text:style-name="Standard"><text:tab/><text:tab/><text:tab/>nom_script : il faut deux arguments</text:p>
      <text:p text:style-name="Standard"><text:tab/><text:tab/><text:tab/><text:tab/>→ sortir du script directement</text:p>
      <text:p text:style-name="Standard"/>
      <text:p text:style-name="P2">Exercice 5 :</text:p>
      <text:p text:style-name="Standard"><text:tab/>nom fichier : <text:span text:style-name="Police_20_par_20_défaut"><text:span text:style-name="T6">05-fichier_boucle_for</text:span></text:span></text:p>
      <text:p text:style-name="Standard"><text:tab/>objectif  <text:s text:c="5"/>: Créer 10 fichiers avec une boucle for</text:p>
      <text:p text:style-name="Standard"><text:tab/>vous devez créer 10 fichiers avec la phrase suivante dans chaque fichier :</text:p>
      <text:p text:style-name="Standard"><text:tab/><text:tab/>→ fichier_0 dans fichier_0</text:p>
      <text:p text:style-name="Standard"><text:tab/><text:tab/>→ fichier_1 dans fichier_1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" text:anchor-type="paragraph" svg:x="-2cm" svg:y="-2cm" svg:width="0cm" style:rel-width="scale" svg:height="0cm" style:rel-height="scale" draw:z-index="1"><draw:image xlink:href="Pictures/10000000000003B500000241E13442707F623ECE.jpg" xlink:type="simple" xlink:show="embed" xlink:actuate="onLoad" draw:mime-type="image/jpeg"/></draw:frame><text:span text:style-name="Police_20_par_20_défaut"><text:span text:style-name="T8">Exercice 6 :</text:span></text:span></text:p>
      <text:p text:style-name="Standard"><text:tab/>nom fichier : <text:span text:style-name="Police_20_par_20_défaut"><text:span text:style-name="T6">06-change_droit_boucle</text:span></text:span></text:p>
      <text:p text:style-name="Standard"><text:tab/>objectif  <text:s text:c="5"/>: retirer les droits en lecture aux autres pour les fichiers fraichement créés</text:p>
      <text:p text:style-name="Standard"><text:tab/></text:p>
      <text:p text:style-name="Standard"/>
      <text:p text:style-name="P2">Exercice 7 :</text:p>
      <text:p text:style-name="Standard"><text:tab/>nom fichier : <text:span text:style-name="Police_20_par_20_défaut"><text:span text:style-name="T6">07-punition_while</text:span></text:span></text:p>
      <text:p text:style-name="Standard"><text:tab/>objectif <text:s text:c="6"/> : <text:s/>Créer une punition de 30 lignes avec une boucle while</text:p>
      <text:p text:style-name="Standard"><text:tab/>affichage :</text:p>
      <text:p text:style-name="Standard"><text:tab/><text:tab/>→ 0 – je dois maitriser linux sous tous ses aspects.</text:p>
      <text:p text:style-name="Standard"/>
      <text:p text:style-name="Standard"/>
      <text:p text:style-name="P2">Exercice 8 :</text:p>
      <text:p text:style-name="Standard"><text:tab/>nom fichier: <text:span text:style-name="Police_20_par_20_défaut"><text:span text:style-name="T6">08-choix_multiple</text:span></text:span></text:p>
      <text:p text:style-name="Standard"><text:tab/>objectif : <text:s text:c="5"/>utilisation d’un switch</text:p>
      <text:p text:style-name="Standard"><text:tab/>entrer une valeur, soit O,N ou Q</text:p>
      <text:p text:style-name="Standard"><text:tab/><text:tab/>si le choix est O → afficher <text:s/>«vous avez choisi oui »</text:p>
      <text:p text:style-name="Standard"><text:tab/><text:tab/>si le choix est N → afficher <text:s/>«vous avez choisi non »</text:p>
      <text:p text:style-name="Standard"><text:tab/><text:tab/>si le choix est Q → afficher <text:s/>«vous sortez du programme » et faire une sortie du programme <text:tab/></text:p>
      <text:p text:style-name="Standard"><text:tab/><text:tab/><text:span text:style-name="Police_20_par_20_défaut"><text:span text:style-name="T9">si vous avez sélectionné </text:span></text:span><text:span text:style-name="Police_20_par_20_défaut"><text:span text:style-name="T10">O</text:span></text:span><text:span text:style-name="Police_20_par_20_défaut"><text:span text:style-name="T9"> ou </text:span></text:span><text:span text:style-name="Police_20_par_20_défaut"><text:span text:style-name="T10">N</text:span></text:span><text:span text:style-name="Police_20_par_20_défaut"><text:span text:style-name="T9"> <text:s/>après avoir affiché la phrase en conséquence</text:span></text:span> <text:span text:style-name="Police_20_par_20_défaut"><text:span text:style-name="T9">afficher « le programme continue ».</text:span></text:span></text:p>
      <text:p text:style-name="Standard"/>
      <text:p text:style-name="Standard"/>
      <text:p text:style-name="P2">Exercice 9 :</text:p>
      <text:p text:style-name="Standard"><text:tab/>nom fichier : <text:span text:style-name="Police_20_par_20_défaut"><text:span text:style-name="T6">09-Calculatrice</text:span></text:span></text:p>
      <text:p text:style-name="Standard"><text:tab/>objectif <text:tab/>: faire une calculatrice avec les opérations basiques + - / *</text:p>
      <text:p text:style-name="Standard"><text:tab/>sur 2 variables.</text:p>
      <text:p text:style-name="Standard"><text:tab/>Afficher l’opération et le résultat.</text:p>
      <text:p text:style-name="Standard"/>
      <text:p text:style-name="P2">Exercice 10 :</text:p>
      <text:p text:style-name="Standard"><text:tab/>nom fichier : <text:span text:style-name="Police_20_par_20_défaut"><text:span text:style-name="T6">10-maj</text:span></text:span></text:p>
      <text:p text:style-name="Standard"><text:tab/>objectif  <text:s text:c="5"/>: créer un script qui vous permettra de faire la mise à jour du système et retire les .deb après installation. <text:s/></text:p>
      <text:p text:style-name="Standard"/>
      <text:p text:style-name="P2">Exercice 11 :</text:p>
      <text:p text:style-name="Standard"><text:tab/>nom fichier : <text:span text:style-name="Police_20_par_20_défaut"><text:span text:style-name="T6">11-manipulation_tab</text:span></text:span></text:p>
      <text:p text:style-name="Standard"><text:tab/>objectif  <text:s text:c="5"/>: <text:s/>manipulation d’un tableau</text:p>
      <text:p text:style-name="Standard"><text:tab/></text:p>
      <text:p text:style-name="Standard"><text:tab/>1 - créer un tableau nommé <text:span text:style-name="Police_20_par_20_défaut"><text:span text:style-name="T12">tab_animaux</text:span></text:span></text:p>
      <text:p text:style-name="Standard"><text:tab/>2 - <text:s/>dans le tableau mettre les valeurs suivantes : chien chat chameau</text:p>
      <text:p text:style-name="Standard"><text:tab/>3 - faire une boucle permettant d’afficher les éléments un par ligne.</text:p>
      <text:p text:style-name="Standard"><text:tab/>4 - afficher la ligne : le tableau contient <text:s/>X éléments</text:p>
      <text:p text:style-name="Standard"><text:tab/>5 – afficher le contenu du tableau.</text:p>
      <text:p text:style-name="Standard"/>
      <text:p text:style-name="P2">Exercice 12 :</text:p>
      <text:p text:style-name="Standard"><text:tab/>nom fichier : <text:span text:style-name="Police_20_par_20_défaut"><text:span text:style-name="T6">12-code_de_retour</text:span></text:span></text:p>
      <text:p text:style-name="Standard"><text:tab/>objectif <text:s text:c="5"/> : <text:s/>gestion des codes retour des commandes</text:p>
      <text:p text:style-name="Standard"><text:tab/></text:p>
      <text:p text:style-name="Standard"><text:tab/>1- utiliser la commande ls</text:p>
      <text:p text:style-name="Standard"><text:soft-page-break/><text:tab/>2 - récupérer le code retour de la commande et l’afficher</text:p>
      <text:p text:style-name="Standard"><text:tab/>3 - utiliser la commande ls -test</text:p>
      <text:p text:style-name="Standard"><text:tab/>4 - récupérer le code retour de la commande et l’afficher</text:p>
      <text:p text:style-name="Standard"/>
      <text:p text:style-name="Standard"><text:span text:style-name="Police_20_par_20_défaut"><text:span text:style-name="T4">Pour l’</text:span></text:span><text:span text:style-name="Police_20_par_20_défaut"><text:span text:style-name="T5">exercice 12</text:span></text:span><text:span text:style-name="Police_20_par_20_défaut"><text:span text:style-name="T4"> regardez les codes retour possible pour la commande l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fo:color="#000000" loext:opacity="100%" style:font-name="Times New Roman" fo:font-family="'Times New Roman'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imension_20_Line" style:display-name="Dimension Line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mpress_7e_LT_7e_Gliederung_20_1" style:display-name="Impress~LT~Gliederung 1" style:family="paragraph">
      <style:paragraph-properties fo:margin-top="0cm" fo:margin-bottom="0.663cm" style:contextual-spacing="false" fo:hyphenation-ladder-count="no-limit"/>
      <style:text-properties fo:color="#333333" loext:opacity="100%" style:font-name="Times New Roman" fo:font-family="'Times New Roman'" style:font-family-generic="roman" style:font-pitch="variable" fo:font-size="24pt" style:font-name-asian="Tahoma" style:font-family-asian="Tahoma" style:font-family-generic-asian="swiss" style:font-pitch-asian="variable" style:font-size-asian="2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_7e_LT_7e_Gliederung_20_2" style:display-name="Impress~LT~Gliederung 2" style:family="paragraph" style:parent-style-name="Impress_7e_LT_7e_Gliederung_20_1">
      <style:paragraph-properties fo:margin-top="0cm" fo:margin-bottom="0.527cm" style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mpress_7e_LT_7e_Gliederung_20_3" style:display-name="Impress~LT~Gliederung 3" style:family="paragraph" style:parent-style-name="Impress_7e_LT_7e_Gliederung_20_2">
      <style:paragraph-properties fo:margin-top="0cm" fo:margin-bottom="0.395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_7e_LT_7e_Gliederung_20_4" style:display-name="Impress~LT~Gliederung 4" style:family="paragraph" style:parent-style-name="Impress_7e_LT_7e_Gliederung_20_3">
      <style:paragraph-properties fo:margin-top="0cm" fo:margin-bottom="0.26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_7e_LT_7e_Gliederung_20_5" style:display-name="Impress~LT~Gliederung 5" style:family="paragraph" style:parent-style-name="Impress_7e_LT_7e_Gliederung_20_4">
      <style:paragraph-properties fo:margin-top="0cm" fo:margin-bottom="0.129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_7e_LT_7e_Gliederung_20_6" style:display-name="Impress~LT~Gliederung 6" style:family="paragraph" style:parent-style-name="Impress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_7e_LT_7e_Gliederung_20_7" style:display-name="Impress~LT~Gliederung 7" style:family="paragraph" style:parent-style-name="Impress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_7e_LT_7e_Gliederung_20_8" style:display-name="Impress~LT~Gliederung 8" style:family="paragraph" style:parent-style-name="Impress_7e_LT_7e_Gliederung_20_7">
      <style:paragraph-properties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Impress_7e_LT_7e_Gliederung_20_9" style:display-name="Impress~LT~Gliederung 9" style:family="paragraph" style:parent-style-name="Impress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_7e_LT_7e_Titel" style:display-name="Impress~LT~Titel" style:family="paragraph">
      <style:paragraph-properties fo:hyphenation-ladder-count="no-limit"/>
      <style:text-properties fo:color="#333333" loext:opacity="100%" style:font-name="Times New Roman" fo:font-family="'Times New Roman'" style:font-family-generic="roman" style:font-pitch="variable" fo:font-size="36pt" fo:font-weight="bold" style:font-name-asian="Tahoma" style:font-family-asian="Tahoma" style:font-family-generic-asian="swiss" style:font-pitch-asian="variable" style:font-size-asian="36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_7e_LT_7e_Untertitel" style:display-name="Impress~LT~Untertitel" style:family="paragraph">
      <style:paragraph-properties fo:text-align="center" style:justify-single-word="false" fo:hyphenation-ladder-count="no-limit"/>
      <style:text-properties fo:color="#000000" loext:opacity="100%" style:font-name="Times New Roman" fo:font-family="'Times New Roman'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_7e_LT_7e_Notizen" style:display-name="Impress~LT~Notizen" style:family="paragraph">
      <style:paragraph-properties fo:margin-left="0.6cm" fo:margin-right="0cm" fo:hyphenation-ladder-count="no-limit" fo:text-indent="0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8pt" style:font-name-asian="Tahoma" style:font-family-asian="Tahoma" style:font-family-generic-asian="swiss" style:font-pitch-asian="variable" style:font-size-asian="2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_7e_LT_7e_Hintergrundobjekte" style:display-name="Impress~LT~Hintergrundobjekte" style:family="paragraph">
      <style:paragraph-properties fo:hyphenation-ladder-count="no-limit"/>
      <style:text-properties style:font-name="Times New Roman" fo:font-family="'Times New Roman'" style:font-family-generic="roman" style:font-pitch="variable" fo:font-size="14pt" style:font-name-asian="Tahoma" style:font-family-asian="Tahoma" style:font-family-generic-asian="swiss" style:font-pitch-asian="variable" style:font-size-asian="1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_7e_LT_7e_Hintergrund" style:display-name="Impress~LT~Hintergrund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fo:color="#000000" loext:opacity="100%" style:font-name="DejaVu Sans" fo:font-family="'DejaVu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fo:hyphenation-ladder-count="no-limit"/>
      <style:text-properties style:font-name="Times New Roman" fo:font-family="'Times New Roman'" style:font-family-generic="roman" style:font-pitch="variable" fo:font-size="14pt" style:font-name-asian="Tahoma" style:font-family-asian="Tahoma" style:font-family-generic-asian="swiss" style:font-pitch-asian="variable" style:font-size-asian="1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ackground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6cm" fo:margin-right="0cm" fo:hyphenation-ladder-count="no-limit" fo:text-indent="0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top="0cm" fo:margin-bottom="0.499cm" style:contextual-spacing="false" fo:hyphenation-ladder-count="no-limit"/>
      <style:text-properties fo:color="#333333" loext:opacity="100%" style:font-name="Times New Roman" fo:font-family="'Times New Roman'" style:font-family-generic="roman" style:font-pitch="variable" fo:font-size="28pt" style:font-name-asian="Tahoma" style:font-family-asian="Tahoma" style:font-family-generic-asian="swiss" style:font-pitch-asian="variable" style:font-size-asian="2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top="0cm" fo:margin-bottom="0.4cm" style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Outline_20_3" style:display-name="Outline 3" style:family="paragraph" style:parent-style-name="Outline_20_2">
      <style:paragraph-properties fo:margin-top="0cm" fo:margin-bottom="0.298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4" style:display-name="Outline 4" style:family="paragraph" style:parent-style-name="Outline_20_3">
      <style:paragraph-properties fo:margin-top="0cm" fo:margin-bottom="0.199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5" style:display-name="Outline 5" style:family="paragraph" style:parent-style-name="Outline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8" style:display-name="Outline 8" style:family="paragraph" style:parent-style-name="Outline_20_7">
      <style:paragraph-properties fo:margin-top="0cm" fo:margin-bottom="0.099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to_20_sin_20_relleno_20_ni_20_línea" style:display-name="Objeto sin relleno ni línea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Objekt_20_ohne_20_Füllung_20_und_20_Linie" style:display-name="Objekt ohne Füllung und Linie" style:family="paragraph" style:parent-style-name="Default">
      <style:paragraph-properties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mpress1_7e_LT_7e_Gliederung_20_1" style:display-name="Impress1~LT~Gliederung 1" style:family="paragraph">
      <style:paragraph-properties fo:margin-top="0cm" fo:margin-bottom="0.499cm" style:contextual-spacing="false" fo:hyphenation-ladder-count="no-limit"/>
      <style:text-properties fo:color="#333333" loext:opacity="100%" style:font-name="Times New Roman" fo:font-family="'Times New Roman'" style:font-family-generic="roman" style:font-pitch="variable" fo:font-size="28pt" style:font-name-asian="Tahoma" style:font-family-asian="Tahoma" style:font-family-generic-asian="swiss" style:font-pitch-asian="variable" style:font-size-asian="2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1_7e_LT_7e_Gliederung_20_2" style:display-name="Impress1~LT~Gliederung 2" style:family="paragraph" style:parent-style-name="Impress1_7e_LT_7e_Gliederung_20_1">
      <style:paragraph-properties fo:margin-top="0cm" fo:margin-bottom="0.4cm" style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mpress1_7e_LT_7e_Gliederung_20_3" style:display-name="Impress1~LT~Gliederung 3" style:family="paragraph" style:parent-style-name="Impress1_7e_LT_7e_Gliederung_20_2">
      <style:paragraph-properties fo:margin-top="0cm" fo:margin-bottom="0.298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1_7e_LT_7e_Gliederung_20_4" style:display-name="Impress1~LT~Gliederung 4" style:family="paragraph" style:parent-style-name="Impress1_7e_LT_7e_Gliederung_20_3">
      <style:paragraph-properties fo:margin-top="0cm" fo:margin-bottom="0.199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1_7e_LT_7e_Gliederung_20_5" style:display-name="Impress1~LT~Gliederung 5" style:family="paragraph" style:parent-style-name="Impress1_7e_LT_7e_Gliederung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1_7e_LT_7e_Gliederung_20_6" style:display-name="Impress1~LT~Gliederung 6" style:family="paragraph" style:parent-style-name="Impress1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1_7e_LT_7e_Gliederung_20_7" style:display-name="Impress1~LT~Gliederung 7" style:family="paragraph" style:parent-style-name="Impress1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1_7e_LT_7e_Gliederung_20_8" style:display-name="Impress1~LT~Gliederung 8" style:family="paragraph" style:parent-style-name="Impress1_7e_LT_7e_Gliederung_20_7">
      <style:paragraph-properties fo:margin-top="0cm" fo:margin-bottom="0.099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Impress1_7e_LT_7e_Gliederung_20_9" style:display-name="Impress1~LT~Gliederung 9" style:family="paragraph" style:parent-style-name="Impress1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press1_7e_LT_7e_Titel" style:display-name="Impress1~LT~Titel" style:family="paragraph">
      <style:paragraph-properties fo:hyphenation-ladder-count="no-limit"/>
      <style:text-properties fo:color="#333333" loext:opacity="100%" style:font-name="Times New Roman" fo:font-family="'Times New Roman'" style:font-family-generic="roman" style:font-pitch="variable" fo:font-size="44pt" fo:font-weight="bold" style:font-name-asian="Tahoma" style:font-family-asian="Tahoma" style:font-family-generic-asian="swiss" style:font-pitch-asian="variable" style:font-size-asian="4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1_7e_LT_7e_Untertitel" style:display-name="Impress1~LT~Untertitel" style:family="paragraph">
      <style:paragraph-properties fo:text-align="center" style:justify-single-word="false" fo:hyphenation-ladder-count="no-limit"/>
      <style:text-properties fo:color="#000000" loext:opacity="100%" style:font-name="Times New Roman" fo:font-family="'Times New Roman'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1_7e_LT_7e_Notizen" style:display-name="Impress1~LT~Notizen" style:family="paragraph">
      <style:paragraph-properties fo:margin-left="0.6cm" fo:margin-right="0cm" fo:hyphenation-ladder-count="no-limit" fo:text-indent="0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1_7e_LT_7e_Hintergrundobjekte" style:display-name="Impress1~LT~Hintergrundobjekte" style:family="paragraph">
      <style:paragraph-properties fo:hyphenation-ladder-count="no-limit"/>
      <style:text-properties style:font-name="Times New Roman" fo:font-family="'Times New Roman'" style:font-family-generic="roman" style:font-pitch="variable" fo:font-size="14pt" style:font-name-asian="Tahoma" style:font-family-asian="Tahoma" style:font-family-generic-asian="swiss" style:font-pitch-asian="variable" style:font-size-asian="1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mpress1_7e_LT_7e_Hintergrund" style:display-name="Impress1~LT~Hintergrund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17-11-13T15:06:00Z</meta:creation-date>
    <dc:date>2022-09-16T14:47:40.948000000</dc:date>
    <meta:editing-cycles>26</meta:editing-cycles>
    <meta:editing-duration>PT4H35M29S</meta:editing-duration>
    <meta:document-statistic meta:table-count="0" meta:image-count="2" meta:object-count="0" meta:page-count="3" meta:paragraph-count="84" meta:word-count="518" meta:character-count="3040" meta:non-whitespace-character-count="2414"/>
    <meta:template xlink:type="simple" xlink:actuate="onRequest" xlink:title="" xlink:href="Normal.dotm"/>
  </office:meta>
</office:document-meta>
</file>